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erriweather" svg:font-family="Merriweather, serif"/>
    <style:font-face style:name="LiberationSans" svg:font-family="LiberationSans" style:font-family-generic="system"/>
    <style:font-face style:name="LiberationSerif" svg:font-family="LiberationSerif" style:font-family-generic="system"/>
    <style:font-face style:name="Bitstream Vera Sans Mono" svg:font-family="'Bitstream Vera Sans Mono'" style:font-family-generic="modern" style:font-pitch="fixed"/>
    <style:font-face style:name="aakar" svg:font-family="aakar"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office:font-face-decls>
  <office:automatic-styles>
    <style:style style:name="P1" style:family="paragraph" style:parent-style-name="Text_20_body">
      <style:text-properties style:font-name="LiberationSans" fo:font-size="16pt" fo:font-weight="bold" style:font-size-asian="16pt" style:font-weight-asian="bold"/>
    </style:style>
    <style:style style:name="P2" style:family="paragraph" style:parent-style-name="Text_20_body">
      <style:text-properties style:font-name="LiberationSans" fo:font-size="16pt" fo:font-weight="bold" style:font-size-asian="16pt" style:font-weight-asian="bold" style:font-size-complex="16pt" style:font-weight-complex="bold"/>
    </style:style>
    <style:style style:name="P3" style:family="paragraph" style:parent-style-name="Text_20_body">
      <style:text-properties style:font-name="LiberationSans" fo:font-size="18pt" fo:font-weight="bold" style:font-size-asian="18pt" style:font-weight-asian="bold"/>
    </style:style>
    <style:style style:name="P4" style:family="paragraph" style:parent-style-name="Text_20_body">
      <style:paragraph-properties fo:text-align="center" style:justify-single-word="false"/>
      <style:text-properties style:font-name="LiberationSans" fo:font-size="18pt" fo:font-weight="bold" style:font-size-asian="18pt" style:font-weight-asian="bold"/>
    </style:style>
    <style:style style:name="P5" style:family="paragraph" style:parent-style-name="Text_20_body">
      <style:text-properties style:font-name="LiberationSans" fo:font-size="13pt" fo:font-weight="normal" style:font-size-asian="13pt" style:font-weight-asian="normal"/>
    </style:style>
    <style:style style:name="P6" style:family="paragraph" style:parent-style-name="Text_20_body">
      <style:text-properties officeooo:paragraph-rsid="000df89e"/>
    </style:style>
    <style:style style:name="P7" style:family="paragraph" style:parent-style-name="Text_20_body">
      <style:text-properties officeooo:paragraph-rsid="001166f7"/>
    </style:style>
    <style:style style:name="P8" style:family="paragraph" style:parent-style-name="Text_20_body" style:master-page-name="MP0">
      <style:paragraph-properties style:page-number="auto" fo:break-before="page"/>
      <style:text-properties style:font-name="LiberationSans" fo:font-size="18pt" fo:font-weight="bold" style:font-size-asian="18pt" style:font-weight-asian="bold"/>
    </style:style>
    <style:style style:name="P9" style:family="paragraph" style:parent-style-name="Text_20_body">
      <style:text-properties style:font-name="LiberationSans" fo:font-size="12pt" fo:font-weight="normal" officeooo:rsid="00115f87" officeooo:paragraph-rsid="00115f87" style:font-size-asian="12pt" style:font-weight-asian="normal" style:font-size-complex="12pt" style:font-weight-complex="normal"/>
    </style:style>
    <style:style style:name="P10" style:family="paragraph" style:parent-style-name="Text_20_body">
      <style:paragraph-properties fo:margin-top="0.423cm" fo:margin-bottom="0.247cm" loext:contextual-spacing="false" fo:line-height="138%" style:writing-mode="lr-tb"/>
      <style:text-properties fo:font-variant="normal" fo:text-transform="none" fo:color="#000000" style:text-line-through-style="none" style:text-line-through-type="none" style:font-name="Merriweather" fo:font-size="12pt" fo:font-style="normal" style:text-underline-style="none" fo:font-weight="bold" style:text-blinking="false" fo:background-color="transparent"/>
    </style:style>
    <style:style style:name="P11" style:family="paragraph" style:parent-style-name="Text_20_body">
      <style:paragraph-properties fo:margin-top="0.423cm" fo:margin-bottom="0.247cm" loext:contextual-spacing="false" fo:line-height="138%" style:writing-mode="lr-tb"/>
      <style:text-properties fo:font-variant="normal" fo:text-transform="none" fo:color="#000000" style:text-line-through-style="none" style:text-line-through-type="none" style:font-name="Merriweather" fo:font-size="12pt" fo:font-style="normal" style:text-underline-style="none" fo:font-weight="normal" style:text-blinking="false" fo:background-color="transparent"/>
    </style:style>
    <style:style style:name="P12" style:family="paragraph" style:parent-style-name="Text_20_body">
      <style:paragraph-properties fo:margin-top="0.423cm" fo:margin-bottom="0.247cm" loext:contextual-spacing="false" fo:line-height="138%" style:writing-mode="lr-tb"/>
    </style:style>
    <style:style style:name="T1" style:family="text">
      <style:text-properties style:font-name="LiberationSerif"/>
    </style:style>
    <style:style style:name="T2" style:family="text">
      <style:text-properties style:font-name="LiberationSerif" officeooo:rsid="000dda01"/>
    </style:style>
    <style:style style:name="T3" style:family="text">
      <style:text-properties officeooo:rsid="000dda01"/>
    </style:style>
    <style:style style:name="T4" style:family="text">
      <style:text-properties fo:language="fr" fo:country="FR" style:font-size-complex="13pt" style:font-weight-complex="normal"/>
    </style:style>
    <style:style style:name="T5" style:family="text">
      <style:text-properties fo:language="fr" fo:country="FR" officeooo:rsid="00115f87" style:font-size-complex="13pt" style:font-weight-complex="normal"/>
    </style:style>
    <style:style style:name="T6" style:family="text">
      <style:text-properties style:font-name="aakar" fo:font-size="12pt" fo:font-weight="normal" officeooo:rsid="000df89e" style:font-size-asian="12pt" style:font-weight-asian="normal" style:font-size-complex="12pt" style:font-weight-complex="normal"/>
    </style:style>
    <style:style style:name="T7" style:family="text">
      <style:text-properties style:font-name="aakar" fo:font-size="12pt" fo:font-weight="normal" officeooo:rsid="000f8bbc" style:font-size-asian="12pt" style:font-weight-asian="normal" style:font-size-complex="12pt" style:font-weight-complex="normal"/>
    </style:style>
    <style:style style:name="T8" style:family="text">
      <style:text-properties style:font-name="aakar" fo:font-size="12pt" fo:language="fr" fo:country="FR" fo:font-weight="normal" style:font-size-asian="12pt" style:font-weight-asian="normal" style:font-size-complex="12pt" style:font-weight-complex="normal"/>
    </style:style>
    <style:style style:name="T9" style:family="text">
      <style:text-properties style:font-name="aakar" fo:font-size="12pt" fo:language="fr" fo:country="FR" fo:font-weight="normal" officeooo:rsid="00115f87" style:font-size-asian="12pt" style:font-weight-asian="normal" style:font-size-complex="12pt" style:font-weight-complex="normal"/>
    </style:style>
    <style:style style:name="T10" style:family="text">
      <style:text-properties fo:font-weight="bold"/>
    </style:style>
    <style:style style:name="T11" style:family="text">
      <style:text-properties style:font-name="Bitstream Vera Sans Mono" fo:font-size="12pt" fo:font-weight="normal" style:font-size-asian="12pt" style:font-weight-asian="normal" style:font-size-complex="12pt" style:font-weight-complex="normal"/>
    </style:style>
    <style:style style:name="T12" style:family="text">
      <style:text-properties style:font-name="Bitstream Vera Sans Mono" fo:font-size="12pt" fo:font-weight="normal" officeooo:rsid="001166f7"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Merriweather"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Merriweather" fo:font-size="12pt" fo:font-style="normal" style:text-underline-style="none" fo:font-weight="normal" officeooo:rsid="00120acb" style:text-blinking="false" fo:background-color="transparent" loext:char-shading-value="0"/>
    </style:style>
    <style:style style:name="T16" style:family="text">
      <style:text-properties officeooo:rsid="00120a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Poste :</text:p>
      <text:p text:style-name="Text_20_body"><text:span text:style-name="Police_20_par_20_défaut"><text:span text:style-name="T1">Nom : </text:span></text:span><text:span text:style-name="Police_20_par_20_défaut"><text:span text:style-name="T2">Chrigui</text:span></text:span><text:line-break/><text:span text:style-name="Police_20_par_20_défaut"><text:span text:style-name="T1">Prénom : </text:span></text:span><text:span text:style-name="Police_20_par_20_défaut"><text:span text:style-name="T2">Meryem</text:span></text:span><text:line-break/><text:span text:style-name="Police_20_par_20_défaut"><text:span text:style-name="T1">Date de naissance : </text:span></text:span><text:span text:style-name="Police_20_par_20_défaut"><text:span text:style-name="T2">27/03/1992</text:span></text:span></text:p>
      <text:p text:style-name="Text_20_body"><text:span text:style-name="T1">Nationalité : </text:span><text:span text:style-name="T2">Marocaine</text:span><text:bookmark text:name="docs-internal-guid-3498cf49-7fff-7114-9080-f7d2b6b9e149"/></text:p>
      <text:p text:style-name="P10">1- Qu'avez-vous compris du poste ?</text:p>
      <text:p text:style-name="P11">D’après la description du poste j’ai compris qu’on va se focaliser sur tout ce qui est Cloud Computing (base de données..) ainsi que le travail sur les prototypages et contribuer à l'enrichissement / l'évolution de l'offre Cloud.</text:p>
      <text:p text:style-name="P10">2- Préférez-vous travailler sur des petites missions au forfait ou des grands projets chez le client ?</text:p>
      <text:p text:style-name="P11">Je préfère commencer par des petites missions au forfait .</text:p>
      <text:p text:style-name="P10">3- Quelles sont les qualités à avoir pour le poste ?</text:p>
      <text:p text:style-name="P11">Être dynamique, passionnée, capable d’accompagner ses clients sur toute la chaîne de valeur du projet.</text:p>
      <text:p text:style-name="P10">4- Citez les valeurs importantes pour vous en entreprise ?</text:p>
      <text:p text:style-name="P11">Le respect ,l’engagement et l'innovation.</text:p>
      <text:p text:style-name="P10">5- Quelle expérience bonne ou mauvaise a le plus marqué votre parcours ?</text:p>
      <text:p text:style-name="P11">Ma reconversion professionnelle fut l'expérience la plus marquante de mon parcours, elle m’a éloigné de mon premier domaine d’étude la chimie,chose qui était difficile au début.Mais en revanche elle m’a permis  de découvrir un autre domaine très fascinant qui représente ma nouvelle source de motivation et inspiration. </text:p>
      <text:p text:style-name="P10">6- Si un client vous rudoie et se montre très agressif car un projet a pris du retard, comment réagissez-vous ?</text:p>
      <text:p text:style-name="P11"><text:soft-page-break/>En cas de retard dans la livraison ,je dois assumer ma part de responsabilité en tant que consultante  sensée de finaliser ses projets dans les délais.Néanmoins le respect et la politesse représente ma devise,et je ne pourrais en aucun cas tolérer le manque de respect, l’agressivité et l’atteinte à ma dignité.Et en gardant mon calme je vais essayer de rétablir les bonnes relations avec mon client,Si le problème persiste je vais signaler ce comportement inapproprié au niveau de mon  hiérarchie et DRH. </text:p>
      <text:p text:style-name="Text_20_body"/>
      <text:p text:style-name="P10">7- Quel formateur vous a le plus marqué ? Pourquoi ?</text:p>
      <text:p text:style-name="P11">mon professeur de math parce que c’est la première personne qui  m’a appris que la vie est comme le mathématique ,il s’agit toujours d'une logique,S'il y a un problème, il y a une solution. S'il n'y a pas de solution c'est qu'il n'y a pas de problème.</text:p>
      <text:p text:style-name="P10">8- Quel est le dernier livre que vous ayez lu ? Pouvez-vous en dire quelques mots ?</text:p>
      <text:p text:style-name="P11">la vie est facile ne t'inquiète pas de Agnés martin-lugand </text:p>
      <text:p text:style-name="P12"><text:span text:style-name="T14">Ce </text:span><text:span text:style-name="T15">livre </text:span><text:span text:style-name="T14">est la suite de «</text:span><text:a xlink:type="simple" xlink:href="https://www.babelio.com/livres/Martin-Lugand-Les-gens-heureux-lisent-et-boivent-d/444548" text:style-name="Internet_20_link" text:visited-style-name="Visited_20_Internet_20_Link"><text:span text:style-name="T13"> </text:span></text:a><text:a xlink:type="simple" xlink:href="https://www.babelio.com/livres/Martin-Lugand-Les-gens-heureux-lisent-et-boivent-d/444548" text:style-name="Internet_20_link" text:visited-style-name="Visited_20_Internet_20_Link"><text:span text:style-name="T14">Les gens heureux lisent et boivent du café</text:span></text:a><text:span text:style-name="T13"> </text:span><text:span text:style-name="T14">» que j'avais apprécié et j'avais hâte de découvrir la nouvelle vie de Diane.J'ai adoré «</text:span><text:a xlink:type="simple" xlink:href="https://www.babelio.com/livres/Martin-Lugand-La-vie-est-facile-ne-tinquiete-pas/689216" text:style-name="Internet_20_link" text:visited-style-name="Visited_20_Internet_20_Link"><text:span text:style-name="T13"> </text:span></text:a><text:a xlink:type="simple" xlink:href="https://www.babelio.com/livres/Martin-Lugand-La-vie-est-facile-ne-tinquiete-pas/689216" text:style-name="Internet_20_link" text:visited-style-name="Visited_20_Internet_20_Link"><text:span text:style-name="T14">La vie est facile, ne t'inquiète pas</text:span></text:a><text:span text:style-name="T13"> </text:span><text:span text:style-name="T14">» et ai eu beaucoup de mal à quitter l'héroïne qui doit faire face certes à ses fantômes mais surtout à son avenir.La vie doit absolument continuer...Se reconstruire est essentiel même si le passé reste et restera toujours présent mais sous une forme plus discrète.</text:span></text:p>
      <text:p text:style-name="Text_20_body"><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erriweather" svg:font-family="Merriweather, serif"/>
    <style:font-face style:name="LiberationSans" svg:font-family="LiberationSans" style:font-family-generic="system"/>
    <style:font-face style:name="LiberationSerif" svg:font-family="LiberationSerif" style:font-family-generic="system"/>
    <style:font-face style:name="Bitstream Vera Sans Mono" svg:font-family="'Bitstream Vera Sans Mono'" style:font-family-generic="modern" style:font-pitch="fixed"/>
    <style:font-face style:name="aakar" svg:font-family="aakar" style:font-pitch="variable"/>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7-12T16:06:00Z</meta:creation-date>
    <dc:date>2021-08-12T18:16:05.715214801</dc:date>
    <meta:print-date>2018-11-30T09:00:00Z</meta:print-date>
    <meta:editing-cycles>8</meta:editing-cycles>
    <meta:editing-duration>PT1H1M14S</meta:editing-duration>
    <meta:document-statistic meta:table-count="0" meta:image-count="0" meta:object-count="0" meta:page-count="2" meta:paragraph-count="21" meta:word-count="458" meta:character-count="2685" meta:non-whitespace-character-count="2237"/>
    <meta:template xlink:type="simple" xlink:actuate="onRequest" xlink:title="" xlink:href="Normal.dotm"/>
  </office:meta>
</office:document-meta>
</file>